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397cm"/>
    </style:style>
    <style:style style:name="gr5" style:family="graphic" style:parent-style-name="standard">
      <style:graphic-properties draw:stroke="none" svg:stroke-color="#000000" draw:fill="none" draw:fill-color="#ffffff" fo:min-height="1.77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1.016cm"/>
    </style:style>
    <style:style style:name="gr10" style:family="graphic" style:parent-style-name="standard">
      <style:graphic-properties draw:stroke="none" svg:stroke-color="#000000" draw:fill="none" draw:fill-color="#ffffff" fo:min-height="1.143cm"/>
    </style:style>
    <style:style style:name="gr11" style:family="graphic" style:parent-style-name="standard">
      <style:graphic-properties draw:stroke="none" svg:stroke-color="#000000" draw:fill="none" draw:fill-color="#ffffff" fo:min-height="1.27cm"/>
    </style:style>
    <style:style style:name="gr12" style:family="graphic" style:parent-style-name="standard">
      <style:graphic-properties draw:stroke="none" svg:stroke-color="#000000" draw:fill="none" draw:fill-color="#ffffff" fo:min-height="0.893cm"/>
    </style:style>
    <style:style style:name="gr1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5.572cm" svg:y="18.018cm">
          <text:p text:style-name="P1">ob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1.524cm" svg:x="11.16cm" svg:y="1.889cm">
          <text:p text:style-name="P1">alph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413cm" svg:height="2.54cm" svg:x="8.239cm" svg:y="6.334cm">
          <text:p text:style-name="P1">lambd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54cm" svg:x="13.192cm" svg:y="6.334cm">
          <text:p text:style-name="P1">lambd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667cm" svg:height="2.667cm" svg:x="5.572cm" svg:y="12.176cm">
          <text:p text:style-name="P1">lamb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54cm" svg:x="1.762cm" svg:y="6.334cm">
          <text:p text:style-name="P1">ta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635cm" svg:height="0.962cm" svg:x="1.127cm" svg:y="5.372cm">
          <draw:text-box>
            <text:p>switchpoint</text:p>
          </draw:text-box>
        </draw:frame>
        <draw:frame draw:style-name="gr4" draw:layer="layout" svg:width="2.794cm" svg:height="1.647cm" svg:x="7.858cm" svg:y="13.954cm">
          <draw:text-box>
            <text:p>n=74</text:p>
          </draw:text-box>
        </draw:frame>
        <draw:frame draw:style-name="gr5" draw:layer="layout" svg:width="2.794cm" svg:height="2.028cm" svg:x="7.858cm" svg:y="19.673cm">
          <draw:text-box>
            <text:p>n=74</text:p>
          </draw:text-box>
        </draw:frame>
        <draw:line draw:style-name="gr6" draw:text-style-name="P1" draw:layer="layout" svg:x1="3.921cm" svg:y1="8.493cm" svg:x2="6.207cm" svg:y2="12.303cm">
          <text:p/>
        </draw:line>
        <draw:line draw:style-name="gr6" draw:text-style-name="P1" draw:layer="layout" svg:x1="8.747cm" svg:y1="8.62cm" svg:x2="6.969cm" svg:y2="12.176cm">
          <text:p/>
        </draw:line>
        <draw:line draw:style-name="gr6" draw:text-style-name="P1" draw:layer="layout" svg:x1="14.589cm" svg:y1="8.874cm" svg:x2="7.604cm" svg:y2="12.303cm">
          <text:p/>
        </draw:line>
        <draw:line draw:style-name="gr6" draw:text-style-name="P1" draw:layer="layout" svg:x1="11.414cm" svg:y1="3.159cm" svg:x2="9.509cm" svg:y2="6.334cm">
          <text:p/>
        </draw:line>
        <draw:line draw:style-name="gr6" draw:text-style-name="P1" draw:layer="layout" svg:x1="12.43cm" svg:y1="3.159cm" svg:x2="14.462cm" svg:y2="6.334cm">
          <text:p/>
        </draw:line>
        <draw:line draw:style-name="gr6" draw:text-style-name="P1" draw:layer="layout" svg:x1="6.842cm" svg:y1="14.843cm" svg:x2="6.842cm" svg:y2="18.018cm">
          <text:p/>
        </draw:line>
        <draw:frame draw:style-name="gr7" draw:layer="layout" svg:width="6.477cm" svg:height="1.139cm" svg:x="6.461cm" svg:y="5.445cm">
          <draw:text-box>
            <text:p>before switchpoint</text:p>
          </draw:text-box>
        </draw:frame>
        <draw:frame draw:style-name="gr8" draw:layer="layout" svg:width="5.334cm" svg:height="1.016cm" svg:x="14.081cm" svg:y="5.953cm">
          <draw:text-box>
            <text:p>after switchpoint</text:p>
          </draw:text-box>
        </draw:frame>
        <draw:frame draw:style-name="gr9" draw:layer="layout" svg:width="5.334cm" svg:height="1.266cm" svg:x="4.556cm" svg:y="10.91cm">
          <draw:text-box>
            <text:p>lambda per day</text:p>
          </draw:text-box>
        </draw:frame>
        <draw:frame draw:style-name="gr10" draw:layer="layout" svg:width="5.207cm" svg:height="1.393cm" svg:x="4.556cm" svg:y="17.129cm">
          <draw:text-box>
            <text:p># texts per day</text:p>
          </draw:text-box>
        </draw:frame>
        <draw:frame draw:style-name="gr9" draw:layer="layout" svg:width="6.604cm" svg:height="1.266cm" svg:x="9.509cm" svg:y="0.873cm">
          <draw:text-box>
            <text:p>meta-parameter</text:p>
          </draw:text-box>
        </draw:frame>
        <draw:frame draw:style-name="gr7" draw:layer="layout" svg:width="5.08cm" svg:height="1.139cm" svg:x="4.556cm" svg:y="20.689cm">
          <draw:text-box>
            <text:p>Ci ~ Poisson(<text:span text:style-name="T1">λ</text:span>)</text:p>
          </draw:text-box>
        </draw:frame>
        <draw:frame draw:style-name="gr11" draw:layer="layout" svg:width="4.191cm" svg:height="2.384cm" svg:x="4.683cm" svg:y="14.974cm">
          <draw:text-box>
            <text:p><text:span text:style-name="T2">λ = λ1 <text:s/>t &lt; <text:s text:c="2"/></text:span><text:span text:style-name="T1">τ</text:span></text:p>
            <text:p><text:span text:style-name="T2"><text:s text:c="6"/></text:span><text:span text:style-name="T2">λ</text:span><text:span text:style-name="T2">2 <text:s/>t &gt;= </text:span><text:span text:style-name="T1">τ</text:span><text:span text:style-name="T2"> <text:s/></text:span></text:p>
          </draw:text-box>
        </draw:frame>
        <draw:frame draw:style-name="gr12" draw:layer="layout" svg:width="5.588cm" svg:height="1.143cm" svg:x="0.873cm" svg:y="8.747cm">
          <draw:text-box>
            <text:p><text:span text:style-name="T1">τ</text:span><text:span text:style-name="T3"> ~ uniform(0,70)</text:span></text:p>
          </draw:text-box>
        </draw:frame>
        <draw:frame draw:style-name="gr12" draw:layer="layout" svg:width="3.81cm" svg:height="1.143cm" svg:x="7.731cm" svg:y="8.747cm">
          <draw:text-box>
            <text:p><text:span text:style-name="T1">λ1 ~ Exp(α</text:span><text:span text:style-name="T1">)</text:span></text:p>
          </draw:text-box>
        </draw:frame>
        <draw:frame draw:style-name="gr13" draw:layer="layout" svg:width="4.572cm" svg:height="0.962cm" svg:x="12.811cm" svg:y="8.801cm">
          <draw:text-box>
            <text:p><text:span text:style-name="T1">λ</text:span><text:span text:style-name="T3">2 ~ Exp(</text:span><text:span text:style-name="T1">α</text:span><text:span text:style-name="T3">)</text:span></text:p>
          </draw:text-box>
        </draw:frame>
        <draw:frame draw:style-name="gr13" draw:layer="layout" svg:width="5.207cm" svg:height="0.962cm" svg:x="9.636cm" svg:y="3.467cm">
          <draw:text-box>
            <text:p><text:span text:style-name="T1">α = 1/mean(ob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Fex </meta:initial-creator>
    <meta:creation-date>2014-03-06T11:48:36</meta:creation-date>
    <dc:date>2014-03-06T12:51:36</dc:date>
    <dc:creator>MFex </dc:creator>
    <meta:editing-duration>PT31M27S</meta:editing-duration>
    <meta:editing-cycles>3</meta:editing-cycles>
    <meta:generator>LibreOffice/3.5$Linux_x86 LibreOffice_project/350m1$Build-2</meta:generator>
    <meta:document-statistic meta:object-count="26"/>
  </office:meta>
</office:document-meta>
</file>